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1f1f1f" loext:opacity="100%" style:font-name="Google Sans" fo:font-size="12pt" fo:letter-spacing="normal" fo:font-style="normal" fo:font-weight="normal" style:font-size-asian="12pt" style:font-size-complex="12pt"/>
    </style:style>
    <style:style style:name="P2" style:family="paragraph" style:parent-style-name="Heading_20_2">
      <style:text-properties fo:font-variant="normal" fo:text-transform="none" fo:color="#1f1f1f" loext:opacity="100%" style:font-name="Google Sans" fo:font-size="12pt" fo:letter-spacing="normal" fo:font-style="normal" fo:font-weight="normal" officeooo:paragraph-rsid="0019c975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5375f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weight="normal" officeooo:paragraph-rsid="0015375f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0pt" fo:font-weight="normal" officeooo:paragraph-rsid="0015375f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paragraph-rsid="0015375f" style:font-weight-asian="normal" style:font-weight-complex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0" style:family="paragraph" style:parent-style-name="Text_20_body" style:list-style-name="L36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 officeooo:paragraph-rsid="0015375f" style:font-weight-asian="normal" style:font-weight-complex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 officeooo:paragraph-rsid="0018fae8" style:font-weight-asian="normal" style:font-weight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 officeooo:paragraph-rsid="0019c975" style:font-weight-asian="normal" style:font-weight-complex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 officeooo:paragraph-rsid="0019c975" style:font-size-asian="10pt" style:font-size-complex="10pt"/>
    </style:style>
    <style:style style:name="P15" style:family="paragraph" style:parent-style-name="Text_20_body" style:list-style-name="L37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6" style:family="paragraph" style:parent-style-name="Text_20_body" style:list-style-name="L37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 officeooo:paragraph-rsid="0019c975"/>
    </style:style>
    <style:style style:name="P17" style:family="paragraph" style:parent-style-name="Text_20_body" style:list-style-name="L38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8" style:family="paragraph" style:parent-style-name="Text_20_body" style:list-style-name="L39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5375f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7070f"/>
    </style:style>
    <style:style style:name="P21" style:family="paragraph" style:parent-style-name="Text_20_body">
      <style:paragraph-properties fo:margin-top="0cm" fo:margin-bottom="0cm" style:contextual-spacing="false" fo:orphans="2" fo:widows="2"/>
      <style:text-properties officeooo:paragraph-rsid="0017070f"/>
    </style:style>
    <style:style style:name="P22" style:family="paragraph" style:parent-style-name="Text_20_body">
      <style:paragraph-properties fo:margin-top="0cm" fo:margin-bottom="0cm" style:contextual-spacing="false" fo:orphans="2" fo:widows="2"/>
      <style:text-properties officeooo:paragraph-rsid="0019c975"/>
    </style:style>
    <style:style style:name="T1" style:family="text"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T2" style:family="text">
      <style:text-properties fo:font-variant="normal" fo:text-transform="none" fo:color="#1f1f1f" loext:opacity="100%" style:font-name="Google Sans" fo:font-size="8pt" fo:letter-spacing="normal" fo:font-style="normal" fo:font-weight="normal" officeooo:rsid="0018fae8"/>
    </style:style>
    <style:style style:name="T3" style:family="text">
      <style:text-properties fo:font-variant="normal" fo:text-transform="none" fo:color="#1f1f1f" loext:opacity="100%" style:font-name="Google Sans" fo:font-size="8pt" fo:letter-spacing="normal" fo:font-style="normal" fo:font-weight="normal" officeooo:rsid="0019c975"/>
    </style:style>
    <style:style style:name="T4" style:family="text">
      <style:text-properties fo:font-variant="normal" fo:text-transform="none" fo:color="#1f1f1f" loext:opacity="100%" style:font-name="Google Sans" fo:font-size="8pt" fo:letter-spacing="normal" fo:font-style="normal" fo:font-weight="bold"/>
    </style:style>
    <style:style style:name="T5" style:family="text">
      <style:text-properties fo:font-variant="normal" fo:text-transform="none" fo:color="#1f1f1f" loext:opacity="100%" style:font-name="Google Sans" fo:font-size="8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f1f1f" loext:opacity="100%" style:font-name="Google Sans" fo:letter-spacing="normal" fo:font-style="normal" fo:font-weight="normal"/>
    </style:style>
    <style:style style:name="T7" style:family="text">
      <style:text-properties fo:font-variant="normal" fo:text-transform="none" fo:color="#1f1f1f" loext:opacity="100%" style:font-name="Google Sans" fo:letter-spacing="normal" fo:font-style="normal" fo:font-weight="bold"/>
    </style:style>
    <style:style style:name="T8" style:family="text">
      <style:text-properties fo:font-variant="normal" fo:text-transform="none" fo:color="#1f1f1f" loext:opacity="100%" style:font-name="Google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1f1f1f" loext:opacity="100%" style:font-name="Google Sans" fo:font-size="10pt" fo:letter-spacing="normal" fo:font-style="normal" fo:font-weight="bold" style:font-size-asian="10pt" style:font-size-complex="10pt"/>
    </style:style>
    <style:style style:name="T10" style:family="text">
      <style:text-properties fo:font-variant="normal" fo:text-transform="none" fo:color="#1f1f1f" loext:opacity="100%" style:font-name="Google Sans" fo:font-size="12pt" fo:letter-spacing="normal" fo:font-style="normal" fo:font-weight="normal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8fae8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9c975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2" text:outline-level="2">Due Diligence Detalhada da Tokenização Imobiliária</text:h>
      <text:h text:style-name="P2" text:outline-level="2">Explorando os Benefícios e Riscos</text:h>
      <text:p text:style-name="P3"><text:span text:style-name="Strong_20_Emphasis"><text:span text:style-name="T1"/></text:span></text:p>
      <text:p text:style-name="P3"><text:span text:style-name="Strong_20_Emphasis"><text:span text:style-name="T5">Introdução</text:span></text:span><text:span text:style-name="T1"> <text:s/>- O mercado imobiliário tradicional, avaliado em US$ 326 trilhões, apresenta uma oportunidade intrigante para a tokenização via Blockchain. Essa tecnologia inovadora promete democratizar o acesso a investimentos imobiliários, reduzir custos e aumentar a eficiência do mercado. No entanto, como em qualquer investimento, é crucial realizar uma </text:span><text:span text:style-name="T5">Due Diligence</text:span><text:span text:style-name="T1"> abrangente para avaliar os benefícios e os riscos da tokenização imobiliária.</text:span> </text:p>
      <text:p text:style-name="P3"/>
      <text:p text:style-name="P3"><text:span text:style-name="Strong_20_Emphasis"><text:span text:style-name="T10">Benefícios da Tokenização Imobiliária</text:span></text:span><text:span text:style-name="T15"> </text:span></text:p>
      <text:p text:style-name="P3"/>
      <text:p text:style-name="P3"><text:span text:style-name="Strong_20_Emphasis"><text:span text:style-name="T8">1. Propriedade Fracionada Facilitada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5">Questionário de Verificação </text:span></text:span></text:p>
      <text:p text:style-name="P9"><text:span text:style-name="T14">Q</text:span>ual o valor mínimo de investimento em tokens?</text:p>
      <text:p text:style-name="P9">Quais são os custos e taxas associados à compra e venda de tokens?</text:p>
      <text:p text:style-name="P9">Existe um mercado secundário para negociação de tokens?</text:p>
      <text:p text:style-name="P9">Como os dividendos de aluguel são distribuídos aos detentores de tokens?</text:p>
      <text:list xml:id="list850387955" text:style-name="L37">
        <text:list-header>
          <text:p text:style-name="P16">Quais são as taxas cobradas pela plataforma para fracionar e negociar tokens?</text:p>
          <text:p text:style-name="P16"/>
        </text:list-header>
      </text:list>
      <text:p text:style-name="P14">A <text:span text:style-name="T12">Propytech</text:span> permite a divisão de investimentos em frações menores e acessívei<text:span text:style-name="T14">s?</text:span></text:p>
      <text:list xml:id="list85333191379498" text:continue-numbering="true" text:style-name="L37">
        <text:list-header>
          <text:p text:style-name="P16"/>
        </text:list-header>
      </text:list>
      <text:p text:style-name="P6"/>
      <text:p text:style-name="P3"><text:span text:style-name="Strong_20_Emphasis"><text:span text:style-name="T8">2. Investidores Globais</text:span></text:span></text:p>
      <text:p text:style-name="P4"><text:span text:style-name="Strong_20_Emphasis"><text:span text:style-name="T5">Questionário de Verificação</text:span></text:span><text:span text:style-name="T11"> </text:span></text:p>
      <text:p text:style-name="P13">A <text:span text:style-name="T12">Propytech</text:span> é acessível a investidores de de qualquer país?</text:p>
      <text:p text:style-name="P11">Quais são as restrições regulatórias para investidores de diferentes países?</text:p>
      <text:p text:style-name="P12">A <text:span text:style-name="T12">Propytech</text:span> oferece suporte a diferentes idiomas e moedas?</text:p>
      <text:p text:style-name="P13">Como o câmbio e impostos sobre ganhos de capital são tratados para investidores internacionais?</text:p>
      <text:p text:style-name="P11"/>
      <text:p text:style-name="P4"><text:span text:style-name="Strong_20_Emphasis"><text:span text:style-name="T8">3. Transações Rápidas e Menos Complicações</text:span></text:span></text:p>
      <text:p text:style-name="P4"><text:span text:style-name="Strong_20_Emphasis"><text:span text:style-name="T5">Questionário de Verificação</text:span></text:span><text:span text:style-name="T11"> </text:span></text:p>
      <text:p text:style-name="P11">Qual o tempo médio necessário para realizar uma compra ou venda de tokens?</text:p>
      <text:p text:style-name="P12">A <text:span text:style-name="T12">Propytech </text:span>utiliza contratos inteligentes para automatizar transações?</text:p>
      <text:p text:style-name="P11">Quais são as medidas de segurança implementadas para proteger as transações?</text:p>
      <text:p text:style-name="P12">A <text:span text:style-name="T12">Propytech</text:span> oferece suporte a diferentes métodos de pagamento?</text:p>
      <text:p text:style-name="P19"><text:span text:style-name="T11"/></text:p>
      <text:p text:style-name="P4"><text:span text:style-name="Strong_20_Emphasis"><text:span text:style-name="T8">4. Redução de Intermediários</text:span></text:span></text:p>
      <text:p text:style-name="P4"><text:span text:style-name="Strong_20_Emphasis"><text:span text:style-name="T5">Questionário de Verificação</text:span></text:span><text:span text:style-name="T11"> </text:span></text:p>
      <text:p text:style-name="P12">A <text:span text:style-name="T12">Propytech</text:span> elimina a necessidade de intermediários como corretores ou bancos?</text:p>
      <text:p text:style-name="P11">Como os custos de transação são comparados com o mercado tradicional?</text:p>
      <text:p text:style-name="P12">A <text:span text:style-name="T12">Propytech</text:span> oferece suporte a serviços de custódia para tokens?</text:p>
      <text:p text:style-name="P4"><text:span text:style-name="T11"/></text:p>
      <text:p text:style-name="P4"><text:span text:style-name="Strong_20_Emphasis"><text:span text:style-name="T8">5. Histórico de Propriedades Limpo e Transparente</text:span></text:span></text:p>
      <text:p text:style-name="P4"><text:span text:style-name="Strong_20_Emphasis"><text:span text:style-name="T5">Questionário de Verificação</text:span></text:span><text:span text:style-name="T11"> </text:span></text:p>
      <text:p text:style-name="P11">O histórico de propriedade de cada <text:span text:style-name="T12">propriedade phygital (</text:span>token<text:span text:style-name="T12">s)</text:span> é registrado na blockchain?</text:p>
      <text:p text:style-name="P12">A <text:span text:style-name="T12">Propytech</text:span> fornece acesso a informações completas sobre a propriedade, como certidões e escrituras?</text:p>
      <text:p text:style-name="P12"><text:soft-page-break/>Como a <text:span text:style-name="T12">Propytech</text:span> garante a autenticidade e a integridade dos dados?</text:p>
      <text:p text:style-name="P7"/>
      <text:p text:style-name="P5"><text:span text:style-name="Strong_20_Emphasis"><text:span text:style-name="T8">6. Fácil Transferência de Propriedade</text:span></text:span></text:p>
      <text:p text:style-name="P5"><text:span text:style-name="Strong_20_Emphasis"><text:span text:style-name="T5">Questionário de Verificação</text:span></text:span><text:span text:style-name="T11"> </text:span></text:p>
      <text:p text:style-name="P11">A transferência de tokens é rápida e fácil de realizar?</text:p>
      <text:p text:style-name="P11">Quais são os custos e taxas associados à transferência de tokens?</text:p>
      <text:p text:style-name="P12">A <text:span text:style-name="T12">Propytech</text:span> oferece suporte a transferências internacionais de tokens?</text:p>
      <text:p text:style-name="P5"><text:span text:style-name="T11"/></text:p>
      <text:p text:style-name="P5"><text:span text:style-name="Strong_20_Emphasis"><text:span text:style-name="T8">7. Aumento da Liquidez no Setor Imobiliário</text:span></text:span></text:p>
      <text:p text:style-name="P5"><text:span text:style-name="Strong_20_Emphasis"><text:span text:style-name="T5">Questionário de Verificação</text:span></text:span><text:span text:style-name="T11"> </text:span></text:p>
      <text:p text:style-name="P11">Existe um mercado secundário ativo para negociação de tokens?</text:p>
      <text:p text:style-name="P12">Qual o volume de negociação de tokens na <text:span text:style-name="T12">Propytech</text:span>?</text:p>
      <text:p text:style-name="P12">Como a <text:span text:style-name="T12">Propytech </text:span>garante a liquidez dos tokens?</text:p>
      <text:p text:style-name="P5"/>
      <text:p text:style-name="P5"><text:span text:style-name="Strong_20_Emphasis"><text:span text:style-name="T8">8. Distribuição Automática de Aluguel</text:span></text:span></text:p>
      <text:p text:style-name="P5"><text:span text:style-name="Strong_20_Emphasis"><text:span text:style-name="T5">Questionário de Verificação</text:span></text:span><text:span text:style-name="T11"> </text:span></text:p>
      <text:p text:style-name="P12">A <text:span text:style-name="T12">Propytech</text:span> utiliza contratos inteligentes para distribuir automaticamente os dividendos de aluguel?</text:p>
      <text:p text:style-name="P11">Como os dividendos de aluguel são calculados e distribuídos?</text:p>
      <text:p text:style-name="P12">A <text:span text:style-name="T12">Propytech</text:span> oferece suporte a diferentes métodos de pagamento para recebimento de dividendos?</text:p>
      <text:p text:style-name="P7"/>
      <text:p text:style-name="P5"><text:span text:style-name="Strong_20_Emphasis"><text:span text:style-name="T8">9. Negócios Seguros e Transparentes</text:span></text:span></text:p>
      <text:p text:style-name="P5"><text:span text:style-name="Strong_20_Emphasis"><text:span text:style-name="T5">Questionário de Verificação</text:span></text:span><text:span text:style-name="T11"> </text:span></text:p>
      <text:p text:style-name="P13">A <text:span text:style-name="T12">Propytech</text:span> utiliza medidas de segurança para proteger as transações e os dados dos usuários?</text:p>
      <text:p text:style-name="P13">A <text:span text:style-name="T12">Propytech</text:span> é auditada por empresas de segurança independentes?</text:p>
      <text:p text:style-name="P13">A <text:span text:style-name="T12">Propytech</text:span> oferece mecanismos de resolução de disputas?</text:p>
      <text:p text:style-name="P5"/>
      <text:p text:style-name="P5"><text:span text:style-name="Strong_20_Emphasis"><text:span text:style-name="T8">10. Acesso a Propriedades Premium</text:span></text:span></text:p>
      <text:p text:style-name="P5"><text:span text:style-name="Strong_20_Emphasis"><text:span text:style-name="T5">Questionário de Verificação</text:span></text:span><text:span text:style-name="T11"> </text:span></text:p>
      <text:p text:style-name="P13">A <text:span text:style-name="T12">Propytech</text:span> oferece acesso a propriedades que não estão disponíveis no mercado tradicional?</text:p>
      <text:p text:style-name="P11">Quais são os critérios de seleção de propriedades para tokenização?</text:p>
      <text:p text:style-name="P13">A <text:span text:style-name="T12">Propytech</text:span> oferece suporte a serviços de gestão de propriedades?</text:p>
      <text:p text:style-name="P5"/>
      <text:p text:style-name="P8"><text:span text:style-name="Strong_20_Emphasis"><text:span text:style-name="T9">Riscos da Tokenização Imobiliária</text:span></text:span></text:p>
      <text:p text:style-name="P20"><text:span text:style-name="Strong_20_Emphasis"><text:span text:style-name="T4">Riscos Regulatórios </text:span></text:span></text:p>
      <text:p text:style-name="P20"><text:span text:style-name="T1">O mercado de tokenização imobiliária ainda está em desenvolvimento e as regulamentações podem mudar rapidamente.</text:span></text:p>
      <text:p text:style-name="P21"><text:span text:style-name="Strong_20_Emphasis"><text:span text:style-name="T4"/></text:span></text:p>
      <text:p text:style-name="P21"><text:span text:style-name="Strong_20_Emphasis"><text:span text:style-name="T4">Riscos de Segurança </text:span></text:span></text:p>
      <text:p text:style-name="P22"><text:span text:style-name="T1">A </text:span><text:span text:style-name="T2">Propytech </text:span><text:span text:style-name="T1">pode ser alvo de ataques cibernéticos.</text:span></text:p>
      <text:p text:style-name="P21"><text:span text:style-name="Strong_20_Emphasis"><text:span text:style-name="T4"/></text:span></text:p>
      <text:p text:style-name="P21"><text:span text:style-name="Strong_20_Emphasis"><text:span text:style-name="T4">Riscos de Fraude</text:span></text:span></text:p>
      <text:p text:style-name="P22"><text:span text:style-name="T3">A </text:span><text:span text:style-name="T2">Propytech</text:span><text:span text:style-name="T1"> verifica o projeto antes de </text:span><text:span text:style-name="T3">liberar para investimentos?</text:span><text:span text:style-name="T1"> </text:span></text:p>
      <text:p text:style-name="P21"><text:span text:style-name="Strong_20_Emphasis"><text:span text:style-name="T4"/></text:span></text:p>
      <text:p text:style-name="P21"><text:span text:style-name="Strong_20_Emphasis"><text:span text:style-name="T4">Riscos de Liquidez</text:span></text:span></text:p>
      <text:p text:style-name="P21"><text:span text:style-name="T1">O mercado de tokens pode ser menos líquido do que o mercado tradicional de imóveis.</text:span></text:p>
      <text:p text:style-name="P21"><text:span text:style-name="Strong_20_Emphasis"><text:span text:style-name="T4"/></text:span></text:p>
      <text:p text:style-name="P21"><text:span text:style-name="Strong_20_Emphasis"><text:span text:style-name="T4">Riscos de Volatilidade</text:span></text:span></text:p>
      <text:p text:style-name="P21"><text:span text:style-name="T1">O valor dos tokens pode ser volátil e os investidores podem perder dinheiro.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0T08:10:39.146000000</meta:creation-date>
    <meta:generator>LibreOffice/7.3.2.2$Windows_X86_64 LibreOffice_project/49f2b1bff42cfccbd8f788c8dc32c1c309559be0</meta:generator>
    <dc:date>2024-02-20T08:53:31.683000000</dc:date>
    <meta:editing-duration>PT1M32S</meta:editing-duration>
    <meta:editing-cycles>1</meta:editing-cycles>
    <meta:document-statistic meta:table-count="0" meta:image-count="0" meta:object-count="0" meta:page-count="2" meta:paragraph-count="72" meta:word-count="612" meta:character-count="4204" meta:non-whitespace-character-count="3649"/>
  </office:meta>
</office:document-meta>
</file>